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mpleFactory.create( Class &lt; ?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Factory.create( String test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Factory.integer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Factory.create( char charac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Factory.create( Number number , String 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